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c674" officeooo:paragraph-rsid="0003c67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3c674" officeooo:paragraph-rsid="0003c67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01c0" officeooo:paragraph-rsid="000401c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6cf81" officeooo:paragraph-rsid="0006cf8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8bd95" officeooo:paragraph-rsid="0008bd9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c674" officeooo:paragraph-rsid="0003c67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01c0" officeooo:paragraph-rsid="000401c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33ae" officeooo:paragraph-rsid="000633a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33ae" officeooo:paragraph-rsid="0008bd9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cf81" officeooo:paragraph-rsid="0006cf8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bd95" officeooo:paragraph-rsid="0008bd9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3851" officeooo:paragraph-rsid="0009385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a201" officeooo:paragraph-rsid="000aa20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b191" officeooo:paragraph-rsid="000bb19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3291" officeooo:paragraph-rsid="000e329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f055" officeooo:paragraph-rsid="000ff055" style:font-size-asian="10.5pt" style:font-weight-asian="normal" style:font-size-complex="12pt" style:font-weight-complex="normal"/>
    </style:style>
    <style:style style:name="T1" style:family="text">
      <style:text-properties officeooo:rsid="000401c0"/>
    </style:style>
    <style:style style:name="T2" style:family="text">
      <style:text-properties officeooo:rsid="000633ae"/>
    </style:style>
    <style:style style:name="T3" style:family="text">
      <style:text-properties officeooo:rsid="0007d5f1"/>
    </style:style>
    <style:style style:name="T4" style:family="text">
      <style:text-properties officeooo:rsid="0008bd95"/>
    </style:style>
    <style:style style:name="T5" style:family="text">
      <style:text-properties officeooo:rsid="00093851"/>
    </style:style>
    <style:style style:name="T6" style:family="text">
      <style:text-properties officeooo:rsid="000bb191"/>
    </style:style>
    <style:style style:name="T7" style:family="text">
      <style:text-properties officeooo:rsid="000d1b0e"/>
    </style:style>
    <style:style style:name="T8" style:family="text">
      <style:text-properties officeooo:rsid="000e3291"/>
    </style:style>
    <style:style style:name="T9" style:family="text">
      <style:text-properties officeooo:rsid="000e7573"/>
    </style:style>
    <style:style style:name="T10" style:family="text">
      <style:text-properties officeooo:rsid="000ff0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lish summer Homework</text:p>
      <text:p text:style-name="P1"/>
      <text:p text:style-name="P2">1 Cambridge:</text:p>
      <text:p text:style-name="P6"/>
      <text:p text:style-name="P6">Ideal job: 1) A <text:s text:c="3"/>2) A <text:s text:c="3"/>3) D <text:s text:c="3"/>4) C <text:s text:c="3"/>5) D <text:s text:c="3"/>6) C <text:s text:c="3"/>7) A <text:s text:c="3"/>8) D</text:p>
      <text:p text:style-name="P6"/>
      <text:p text:style-name="P6">Search of silence: 9) as <text:s text:c="3"/>10) or <text:s text:c="3"/>11) Is <text:s text:c="3"/>12) <text:span text:style-name="T1">about <text:s text:c="3"/>13) that <text:s text:c="3"/>14) than <text:s text:c="3"/>15) as <text:s text:c="3"/>16) xxxx</text:span></text:p>
      <text:p text:style-name="P6"/>
      <text:p text:style-name="P3">Animals:</text:p>
      <text:p text:style-name="P3"/>
      <text:p text:style-name="P7">Amazing Irish animals: 1) B <text:s text:c="3"/>2) A <text:s text:c="3"/>3) C <text:s text:c="3"/>4) C <text:s text:c="3"/>5) D <text:s text:c="3"/>6) B <text:s text:c="3"/>7) C <text:s text:c="3"/>8) A</text:p>
      <text:p text:style-name="P7"/>
      <text:p text:style-name="P7">Animals collocation: 1) <text:span text:style-name="T2">PARROT : </text:span>beak, feathers, <text:span text:style-name="T2">claws, wing <text:s text:c="3"/>2) POLAR BEAR: paws, fur</text:span></text:p>
      <text:p text:style-name="P9">3) LEOPARD: paws, spots, fur, fangs <text:s text:c="3"/>4) TIGER: stripes, paws, claws, fur, fangs</text:p>
      <text:p text:style-name="P8">5) ELEPHANT: paws, trunk, tusks <text:s text:c="3"/>6) LION: paws, claws, fur, fangs, mane</text:p>
      <text:p text:style-name="P8">7) SNAKE: scales, fangs <text:s text:c="3"/>8) GOLD FISH: fin, scales</text:p>
      <text:p text:style-name="P8"/>
      <text:p text:style-name="P4">5 Cambridge:</text:p>
      <text:p text:style-name="P4"/>
      <text:p text:style-name="P10">Graduate paths: 43) <text:span text:style-name="T3">B <text:s text:c="3"/></text:span>44) <text:span text:style-name="T3">A <text:s text:c="3"/></text:span>45) <text:span text:style-name="T3">B <text:s text:c="3"/></text:span>46) <text:span text:style-name="T3">A <text:s text:c="3"/></text:span>47) <text:span text:style-name="T3">C <text:s text:c="3"/></text:span>48) <text:span text:style-name="T3">C <text:s text:c="2"/></text:span><text:s/>49) <text:span text:style-name="T3">D <text:s text:c="2"/></text:span><text:s/>50) <text:span text:style-name="T3">A <text:s text:c="2"/></text:span><text:s/>51) <text:span text:style-name="T4">D</text:span> <text:s text:c="3"/>52) <text:span text:style-name="T4">B</text:span></text:p>
      <text:p text:style-name="P10"/>
      <text:p text:style-name="P5">Comparatives:</text:p>
      <text:p text:style-name="P5"/>
      <text:p text:style-name="P11">1: <text:s/>holiday – vacation ; subway – underground ; closet – wardrobe ; lift – elevator </text:p>
      <text:p text:style-name="P11"><text:s text:c="5"/>pavement – sidewalk ; rubbish – garbage</text:p>
      <text:p text:style-name="P11"/>
      <text:p text:style-name="P11">2: non capito dove leggere</text:p>
      <text:p text:style-name="P11"/>
      <text:p text:style-name="P11">4: fit/fittest/the fittest ; late/latest/the latest ; healthy/healthiest/the healthiest ; soon/?/?</text:p>
      <text:p text:style-name="P11"><text:s text:c="4"/>well-dressed/b<text:span text:style-name="T5">etter</text:span>-dressed/the best-dressed</text:p>
      <text:p text:style-name="P11"/>
      <text:p text:style-name="P11">5: 1) the best “ <text:s text:c="3"/>2) <text:span text:style-name="T5">than <text:s text:c="3"/>3) far <text:s text:c="3"/>4) healthy</text:span> <text:s text:c="3"/><text:span text:style-name="T5">5) The <text:s text:c="3"/>6) best-dressed</text:span></text:p>
      <text:p text:style-name="P11"/>
      <text:p text:style-name="P12">6: 1) longest <text:s text:c="3"/>2) as far <text:s text:c="3"/>3) more boring <text:s text:c="3"/>4) the better <text:s text:c="4"/>5) the worst <text:s text:c="3"/>6) easier <text:s text:c="3"/>7) ?</text:p>
      <text:p text:style-name="P12"/>
      <text:p text:style-name="P13">7: <text:span text:style-name="T6">1) worse <text:s text:c="3"/>2) youngest <text:s text:c="3"/>3) far <text:s text:c="3"/>4) more, lesser <text:s text:c="3"/>5) as <text:s text:c="3"/>6) more</text:span></text:p>
      <text:p text:style-name="P13"/>
      <text:p text:style-name="P14">8: <text:span text:style-name="T7">1) funnier than <text:s text:c="3"/>2) isn’t as fast as <text:s text:c="3"/>3) </text:span><text:span text:style-name="T8">much less tall <text:s text:c="3"/>4) the more <text:s text:c="3"/>5) the best in</text:span></text:p>
      <text:p text:style-name="P14"/>
      <text:p text:style-name="P15">9: <text:span text:style-name="T9">1) far <text:s text:c="3"/>2) worst <text:s text:c="3"/>3) </text:span><text:span text:style-name="T10">as <text:s text:c="3"/>4) less <text:s text:c="3"/>5) tastier</text:span></text:p>
      <text:p text:style-name="P16"/>
      <text:p text:style-name="P16">10: 1) “ are much better-paid than “ <text:s text:c="3"/>2) The “ is a bit higher than “ <text:s text:c="3"/>3) “ is a little shorter than “</text:p>
      <text:p text:style-name="P16"><text:s text:c="6"/>4) “ is far grater than “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17:24:02.349739990</meta:creation-date>
    <dc:date>2023-07-17T10:25:59.156615813</dc:date>
    <meta:editing-duration>PT11M1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81" meta:character-count="1562" meta:non-whitespace-character-count="1102"/>
  </office:meta>
</office:document-meta>
</file>